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unito" svg:font-family="Nunito, sans-serif"/>
    <style:font-face style:name="Roboto" svg:font-family="Roboto, sans-serif"/>
    <style:font-face style:name="Roboto Mono" svg:font-family="'Roboto Mono', monospace"/>
    <style:font-face style:name="SimSun" svg:font-family="SimSun" style:font-family-generic="system" style:font-pitch="variable"/>
    <style:font-face style:name="Times New Roman" svg:font-family="'Times New Roman'" style:font-family-generic="roman"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bold" style:font-weight-asian="bold" style:font-weight-complex="bold"/>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normal" style:font-weight-asian="normal" style:font-weight-complex="normal"/>
    </style:style>
    <style:style style:name="P5" style:family="paragraph" style:parent-style-name="Text_20_body">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6"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Roboto" fo:letter-spacing="normal" fo:font-style="normal" fo:font-weight="bold"/>
    </style:style>
    <style:style style:name="P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apple-system" fo:font-size="15pt" fo:letter-spacing="normal" fo:font-style="normal" fo:font-weight="normal"/>
    </style:style>
    <style:style style:name="P8" style:family="paragraph" style:parent-style-name="Text_20_body">
      <style:paragraph-properties fo:margin-left="0cm" fo:margin-right="0cm" fo:margin-top="0.397cm" fo:margin-bottom="0.397cm" style:contextual-spacing="false" style:line-height-at-least="0.635cm" fo:orphans="2" fo:widows="2" fo:text-indent="0cm" style:auto-text-indent="false" fo:padding="0cm" fo:border="none"/>
    </style:style>
    <style:style style:name="P9" style:family="paragraph" style:parent-style-name="Preformatted_20_Text">
      <loext:graphic-properties draw:fill="solid" draw:fill-color="#f9f9fa" draw:opacity="100%"/>
      <style:paragraph-properties fo:margin-left="0cm" fo:margin-right="0cm" fo:margin-top="0cm" fo:margin-bottom="0.265cm" style:contextual-spacing="false" fo:line-height="142%" fo:orphans="2" fo:widows="2" fo:text-indent="0cm" style:auto-text-indent="false" fo:background-color="#f9f9fa" fo:padding="0cm" fo:border="none"/>
    </style:style>
    <style:style style:name="P10" style:family="paragraph" style:parent-style-name="Preformatted_20_Text">
      <loext:graphic-properties draw:fill="solid" draw:fill-color="#f9f9fa" draw:opacity="100%"/>
      <style:paragraph-properties fo:margin-top="0cm" fo:margin-bottom="0.265cm" style:contextual-spacing="false" fo:line-height="142%" fo:orphans="2" fo:widows="2" fo:background-color="#f9f9fa" fo:padding="0cm" fo:border="none"/>
    </style:style>
    <style:style style:name="P11" style:family="paragraph" style:parent-style-name="Standard">
      <style:text-properties officeooo:rsid="001a7bb1" officeooo:paragraph-rsid="001a7bb1"/>
    </style:style>
    <style:style style:name="T1" style:family="text">
      <style:text-properties fo:font-variant="normal" fo:text-transform="none" fo:color="#273239" loext:opacity="100%" style:font-name="Nunito" fo:font-size="12.75pt" fo:letter-spacing="normal" fo:font-style="normal"/>
    </style:style>
    <style:style style:name="T2" style:family="text">
      <style:text-properties fo:font-variant="normal" fo:text-transform="none" fo:color="#273239" loext:opacity="100%" style:font-name="Nunito" fo:font-size="12.75pt" fo:letter-spacing="normal" fo:font-style="normal" fo:font-weight="normal"/>
    </style:style>
    <style:style style:name="T3" style:family="text">
      <style:text-properties fo:font-variant="normal" fo:text-transform="none" style:font-name="apple-system" fo:font-size="15pt" fo:letter-spacing="normal" fo:font-style="normal" fo:font-weight="normal"/>
    </style:style>
    <style:style style:name="T4" style:family="text">
      <style:text-properties fo:font-variant="normal" fo:text-transform="none" fo:color="#000000" loext:opacity="100%" style:font-name="Roboto" fo:font-size="10.5pt" fo:letter-spacing="normal" fo:font-style="normal" fo:font-weight="normal"/>
    </style:style>
    <style:style style:name="T5" style:family="text">
      <style:text-properties fo:font-variant="normal" fo:text-transform="none" fo:color="#0055bd" loext:opacity="100%" style:font-name="Roboto Mono" fo:font-size="9pt" fo:letter-spacing="normal" fo:font-style="normal" fo:font-weight="normal" fo:background-color="#f9f9fa" loext:char-shading-value="0"/>
    </style:style>
    <style:style style:name="T6" style:family="text">
      <style:text-properties fo:font-variant="normal" fo:text-transform="none" fo:color="#0055bd" loext:opacity="100%" style:font-name="Roboto Mono" fo:font-size="9.75pt" fo:letter-spacing="normal" fo:font-style="normal" fo:font-weight="normal" fo:background-color="transparent" loext:char-shading-value="0"/>
    </style:style>
    <style:style style:name="T7" style:family="text">
      <style:text-properties fo:font-variant="normal" fo:text-transform="none" fo:color="#3ba08d" loext:opacity="100%" style:font-name="Roboto Mono" fo:font-size="9.75pt" fo:letter-spacing="normal" fo:font-style="normal" fo:font-weight="normal" fo:background-color="transparent" loext:char-shading-value="0"/>
    </style:style>
    <style:style style:name="T8" style:family="text">
      <style:text-properties fo:font-variant="normal" fo:text-transform="none" fo:color="#658b00" loext:opacity="100%" style:font-name="Roboto Mono" fo:font-size="9.75pt" fo:letter-spacing="normal" fo:font-style="normal" fo:font-weight="normal" fo:background-color="transparent" loext:char-shading-value="0"/>
    </style:style>
    <style:style style:name="T9" style:family="text">
      <style:text-properties fo:font-variant="normal" fo:text-transform="none" fo:color="#8b008b" loext:opacity="100%" style:font-name="Roboto Mono" fo:font-size="9.75pt" fo:letter-spacing="normal" fo:font-style="normal" fo:font-weight="normal" fo:background-color="transparent" loext:char-shading-value="0"/>
    </style:style>
    <style:style style:name="T10" style:family="text">
      <style:text-properties fo:font-variant="normal" fo:text-transform="none" fo:color="#1c90ed" loext:opacity="100%" style:font-name="Roboto Mono" fo:font-size="9.75pt" fo:letter-spacing="normal" fo:font-style="normal" fo:font-weight="normal" fo:background-color="transparent" loext:char-shading-value="0"/>
    </style:style>
    <style:style style:name="T11" style:family="text">
      <style:text-properties fo:font-variant="normal" fo:text-transform="none" fo:color="#e25d68" loext:opacity="100%" style:font-name="Roboto Mono" fo:font-size="9.75pt" fo:letter-spacing="normal" fo:font-style="normal" fo:font-weight="normal" fo:background-color="transparent" loext:char-shading-value="0"/>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ecutorService:</text:p>
      <text:p text:style-name="Standard"><text:a xlink:type="simple" xlink:href="https://www.youtube.com/watch?v=6Oo-9Can3H8" text:style-name="Internet_20_link" text:visited-style-name="Visited_20_Internet_20_Link">https://www.youtube.com/watch?v=6Oo-9Can3H8</text:a></text:p>
      <text:p text:style-name="Standard"/>
      <text:p text:style-name="Standard">class Main{</text:p>
      <text:p text:style-name="Standard"><text:s text:c="2"/></text:p>
      <text:p text:style-name="Standard"><text:s text:c="4"/>public static void main(String [] args){</text:p>
      <text:p text:style-name="Standard"><text:s text:c="12"/>ExecutorService service = Executors.newFixedThreadPool(10);</text:p>
      <text:p text:style-name="Standard"><text:s text:c="12"/>for(i=0;i&lt;10;i++){</text:p>
      <text:p text:style-name="Standard"><text:tab/><text:tab/>service.execute(new Task());</text:p>
      <text:p text:style-name="Standard"><text:tab/>}</text:p>
      <text:p text:style-name="Standard"><text:s text:c="4"/>}</text:p>
      <text:p text:style-name="Standard"/>
      <text:p text:style-name="Standard">}</text:p>
      <text:p text:style-name="Standard"/>
      <text:p text:style-name="Standard">class Task implements Runnable{</text:p>
      <text:p text:style-name="Standard"><text:s text:c="2"/>public void run(){</text:p>
      <text:p text:style-name="Standard"><text:tab/>Sysout.out.println(Threas.currentThread().getName());</text:p>
      <text:p text:style-name="Standard"><text:s text:c="2"/>}</text:p>
      <text:p text:style-name="Standard">}</text:p>
      <text:p text:style-name="Standard"/>
      <text:p text:style-name="P11">FixedThreadPool: Limit the compute.</text:p>
      <text:p text:style-name="P11">CachedThreadPool: when there are multiple small short-lived task</text:p>
      <text:p text:style-name="P11">ScheduledThreadPool: schedule task to run repeatedly or after certain delay.</text:p>
      <text:p text:style-name="Standard"/>
      <text:p text:style-name="Standard">Suppose we have 1000 task. If we create 1 task for 1 threadthen there will be 1000 threads but my CPU has 4 cores then at once only 4 threads can be executed. So, instead of creating 1000 threads, lets create 10 task and submit them to a thread pool where <text:s/>task will be stored in Blocking Queue and excha thread will pick a task and execute it by utilizing one of the CPU cores.</text:p>
      <text:p text:style-name="Standard"/>
      <text:p text:style-name="Standard">If we have more CPU Intensive tasks <text:s/>then we should have thread pool size = number of cores in the cpu.</text:p>
      <text:p text:style-name="Standard"/>
      <text:p text:style-name="Standard">If we have IO Intensive tasks then we can increase the thread pool size to 100 may be, As majority of tasks are IO intensive and won't use CPU so CPU will be idle if pool size is small.</text:p>
      <text:p text:style-name="Standard"/>
      <text:p text:style-name="P1">Thread Join():</text:p>
      <text:p text:style-name="Standard"><text:a xlink:type="simple" xlink:href="https://www.google.com/search?q=thread.join+for+beginners+youtube&amp;rlz=1C1CHBF_enIN1048IN1048&amp;oq=thread.join+for+beginners+youtube&amp;gs_lcrp=EgZjaHJvbWUyBggAEEUYOTIHCAEQIRigATIHCAIQIRigATIHCAMQIRigAdIBCDg2MDBqMGo3qAIAsAIA&amp;sourceid=chrome&amp;ie=UTF-8#fpstate=ive&amp;vld=cid:4842a574,vid:8bSlaGsG4dk" text:style-name="Internet_20_link" text:visited-style-name="Visited_20_Internet_20_Link">https://www.google.com/search?q=thread.join+for+beginners+youtube&amp;rlz=1C1CHBF_enIN1048IN1048&amp;oq=thread.join+for+beginners+youtube&amp;gs_lcrp=EgZjaHJvbWUyBggAEEUYOTIHCAEQIRigATIHCAIQIRigATIHCAMQIRigAdIBCDg2MDBqMGo3qAIAsAIA&amp;sourceid=chrome&amp;ie=UTF-8#fpstate=ive&amp;vld=cid:4842a574,vid:8bSlaGsG4dk</text:a></text:p>
      <text:p text:style-name="Standard"/>
      <text:p text:style-name="P3"><text:span text:style-name="Strong_20_Emphasis"><text:span text:style-name="T1">java.lang.Thread </text:span></text:span><text:span text:style-name="T2">class provides the join() method which allows one thread to wait until another thread completes its execution. If </text:span><text:span text:style-name="Strong_20_Emphasis"><text:span text:style-name="T1">t </text:span></text:span><text:span text:style-name="T2">is a Thread object whose thread is currently executing, then </text:span><text:span text:style-name="Strong_20_Emphasis"><text:span text:style-name="T1">t.join() </text:span></text:span><text:span text:style-name="T2">will make sure that </text:span><text:span text:style-name="Strong_20_Emphasis"><text:span text:style-name="T1">t </text:span></text:span><text:span text:style-name="T2">is terminated before the next instruction is executed by the program.</text:span> </text:p>
      <text:p text:style-name="P3"/>
      <text:p text:style-name="P2">What happens when Spring boot starts ?</text:p>
      <text:p text:style-name="P4">The package is scanned for beans and then beans are registered with IOC container and then it checks the dependencies and based on them do the autoconfiguration and starts the application.</text:p>
      <text:p text:style-name="P4"/>
      <text:p text:style-name="P4"><text:soft-page-break/>Docker System Commands:</text:p>
      <text:p text:style-name="P4">docker system df</text:p>
      <text:p text:style-name="P4">socker system info</text:p>
      <text:p text:style-name="P4">docker system prune</text:p>
      <text:p text:style-name="P4">docker system events<text:line-break/></text:p>
      <text:p text:style-name="P4"/>
      <text:p text:style-name="P2">Disadvantages of docker containers:</text:p>
      <text:p text:style-name="P4">Docker is suitable when development OS and testing OS are same.</text:p>
      <text:p text:style-name="P3"><text:span text:style-name="T12">Docker does not provide cross platform compatibility </text:span><text:span text:style-name="T3">means if an application is designed to run in a Docker container on windows, then it cannot run on Linux Docker container.</text:span></text:p>
      <text:p text:style-name="P7">It is difficult to manage large amount of containers.</text:p>
      <text:p text:style-name="P3"><text:span text:style-name="T3">No solution for data backup and recovery. </text:span><text:s/></text:p>
      <text:p text:style-name="P3"/>
      <text:p text:style-name="P3">Advantages:</text:p>
      <text:p text:style-name="P3">Lightweight</text:p>
      <text:p text:style-name="P3">Reuse the image</text:p>
      <text:p text:style-name="P3">Deploy the same image to cloud platforms, virtual hardware or real hardware.</text:p>
      <text:p text:style-name="P3">Deployment is very easy.</text:p>
      <text:p text:style-name="P3"/>
      <text:p text:style-name="P3">Restart Docker container command:</text:p>
      <text:p text:style-name="P3">docker restart containerId</text:p>
      <text:p text:style-name="P3"/>
      <text:p text:style-name="P3">Can docker restart by itself?</text:p>
      <text:p text:style-name="P3">Yes, -restart = always while running the container.</text:p>
      <text:p text:style-name="P3"/>
      <text:p text:style-name="P3"/>
      <text:p text:style-name="P3"/>
      <text:p text:style-name="P2">Running multiple processes in one container:</text:p>
      <text:h text:style-name="P6" text:outline-level="2"><text:bookmark text:name="use-a-wrapper-script"/>Use a wrapper script</text:h>
      <text:p text:style-name="P8"><text:span text:style-name="T4">Put all of your commands in a wrapper script, complete with testing and debugging information. Run the wrapper script as your </text:span><text:span text:style-name="Source_20_Text"><text:span text:style-name="T5">CMD</text:span></text:span><text:span text:style-name="T4">. This is a very naive example. First, the wrapper script:</text:span></text:p>
      <text:p text:style-name="P9"><text:span text:style-name="Source_20_Text"><text:span text:style-name="T7">#!/bin/bash</text:span></text:span></text:p>
      <text:p text:style-name="P10"/>
      <text:p text:style-name="P10"><text:span text:style-name="Source_20_Text"><text:span text:style-name="T7"># Start the first process</text:span></text:span></text:p>
      <text:p text:style-name="P10"><text:span text:style-name="Source_20_Text"><text:span text:style-name="T6">./my_first_process &amp;</text:span></text:span></text:p>
      <text:p text:style-name="P10"/>
      <text:p text:style-name="P10"><text:span text:style-name="Source_20_Text"><text:span text:style-name="T7"># Start the second process</text:span></text:span></text:p>
      <text:p text:style-name="P10"><text:span text:style-name="Source_20_Text"><text:span text:style-name="T6">./my_second_process &amp;</text:span></text:span></text:p>
      <text:p text:style-name="P10"/>
      <text:p text:style-name="P10"><text:soft-page-break/><text:span text:style-name="Source_20_Text"><text:span text:style-name="T7"># Wait for any process to exit</text:span></text:span></text:p>
      <text:p text:style-name="P10"><text:span text:style-name="Source_20_Text"><text:span text:style-name="T8">wait</text:span></text:span><text:span text:style-name="Source_20_Text"><text:span text:style-name="T6"> </text:span></text:span><text:span text:style-name="Source_20_Text"><text:span text:style-name="T9">-n</text:span></text:span></text:p>
      <text:p text:style-name="P10"/>
      <text:p text:style-name="P10"><text:span text:style-name="Source_20_Text"><text:span text:style-name="T7"># Exit with status of process that exited first</text:span></text:span></text:p>
      <text:p text:style-name="P10"><text:span text:style-name="Source_20_Text"><text:span text:style-name="T8">exit</text:span></text:span><text:span text:style-name="Source_20_Text"><text:span text:style-name="T6"> </text:span></text:span><text:span text:style-name="Source_20_Text"><text:span text:style-name="T10">$?</text:span></text:span></text:p>
      <text:p text:style-name="P5">Next, the Dockerfile:</text:p>
      <text:p text:style-name="P9"><text:span text:style-name="Source_20_Text"><text:span text:style-name="T7"># syntax=docker/dockerfile:1</text:span></text:span></text:p>
      <text:p text:style-name="P10"><text:span text:style-name="Source_20_Text"><text:span text:style-name="T9">FROM</text:span></text:span><text:span text:style-name="Source_20_Text"><text:span text:style-name="T11"> ubuntu:latest</text:span></text:span></text:p>
      <text:p text:style-name="P10"><text:span text:style-name="Source_20_Text"><text:span text:style-name="T9">COPY</text:span></text:span><text:span text:style-name="Source_20_Text"><text:span text:style-name="T11"> my_first_process my_first_process</text:span></text:span></text:p>
      <text:p text:style-name="P10"><text:span text:style-name="Source_20_Text"><text:span text:style-name="T9">COPY</text:span></text:span><text:span text:style-name="Source_20_Text"><text:span text:style-name="T11"> my_second_process my_second_process</text:span></text:span></text:p>
      <text:p text:style-name="P10"><text:span text:style-name="Source_20_Text"><text:span text:style-name="T9">COPY</text:span></text:span><text:span text:style-name="Source_20_Text"><text:span text:style-name="T11"> my_wrapper_script.sh my_wrapper_script.sh</text:span></text:span></text:p>
      <text:p text:style-name="P10"><text:span text:style-name="Source_20_Text"><text:span text:style-name="T9">CMD</text:span></text:span><text:span text:style-name="Source_20_Text"><text:span text:style-name="T11"> ./my_wrapper_script.sh</text:span></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unito" svg:font-family="Nunito, sans-serif"/>
    <style:font-face style:name="Roboto" svg:font-family="Roboto, sans-serif"/>
    <style:font-face style:name="Roboto Mono" svg:font-family="'Roboto Mono', monospace"/>
    <style:font-face style:name="SimSun" svg:font-family="SimSun" style:font-family-generic="system" style:font-pitch="variable"/>
    <style:font-face style:name="Times New Roman" svg:font-family="'Times New Roman'" style:font-family-generic="roman"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01:16:24.74</meta:creation-date>
    <dc:date>2024-11-26T16:11:22.834655606</dc:date>
    <meta:editing-duration>PT2H15M9S</meta:editing-duration>
    <meta:editing-cycles>17</meta:editing-cycles>
    <meta:generator>LibreOffice/7.3.7.2$Linux_X86_64 LibreOffice_project/30$Build-2</meta:generator>
    <meta:document-statistic meta:table-count="0" meta:image-count="0" meta:object-count="0" meta:page-count="3" meta:paragraph-count="65" meta:word-count="486" meta:character-count="3432" meta:non-whitespace-character-count="2962"/>
  </office:meta>
</office:document-meta>
</file>